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98f3"/>
    </style:style>
    <style:style style:name="P2" style:family="paragraph" style:parent-style-name="Standard">
      <style:text-properties style:font-name="DejaVu Sans" officeooo:paragraph-rsid="000298f3"/>
    </style:style>
    <style:style style:name="P3" style:family="paragraph" style:parent-style-name="Standard">
      <style:text-properties style:font-name="DejaVu Sans" fo:font-size="11pt" officeooo:paragraph-rsid="000298f3" style:font-size-asian="11pt" style:font-size-complex="11pt"/>
    </style:style>
    <style:style style:name="P4" style:family="paragraph" style:parent-style-name="Standard">
      <style:text-properties style:font-name="DejaVu Sans" fo:font-size="11pt" officeooo:paragraph-rsid="000341c7" style:font-size-asian="11pt" style:font-size-complex="11pt"/>
    </style:style>
    <style:style style:name="P5" style:family="paragraph" style:parent-style-name="Standard">
      <style:paragraph-properties fo:break-before="page"/>
      <style:text-properties officeooo:paragraph-rsid="000298f3"/>
    </style:style>
    <style:style style:name="P6" style:family="paragraph" style:parent-style-name="Standard">
      <style:paragraph-properties fo:break-before="page"/>
      <style:text-properties style:font-name="DejaVu Sans" officeooo:paragraph-rsid="000298f3"/>
    </style:style>
    <style:style style:name="P7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page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053301" style:font-size-asian="16pt" style:font-weight-asian="bold" style:font-size-complex="16pt" style:font-weight-complex="bold"/>
    </style:style>
    <style:style style:name="T3" style:family="text">
      <style:text-properties officeooo:rsid="000298f3"/>
    </style:style>
    <style:style style:name="T4" style:family="text">
      <style:text-properties officeooo:rsid="00053301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L</text:span><text:span text:style-name="T1">ab </text:span><text:span text:style-name="T2">7</text:span><text:span text:style-name="T1">: </text:span><text:span text:style-name="T2">Structs</text:span></text:p>
      <text:p text:style-name="Standard"/>
      <text:p text:style-name="Standard">"C++ allows you to group several variables together under a single item known as a structure." -Tony Gaddis, Starting Out With C++</text:p>
      <text:p text:style-name="Standard"/>
      <text:p text:style-name="Standard"/>
      <text:p text:style-name="Standard"/>
      <text:p text:style-name="Standard"><draw:frame draw:style-name="fr1" draw:name="Frame1" text:anchor-type="paragraph" svg:width="7in" draw:z-index="0"><draw:text-box fo:min-height="2in"><text:p text:style-name="P4">#include &lt;iostream&gt;</text:p><text:p text:style-name="P4">using namespace std;</text:p><text:p text:style-name="P3"/><text:p text:style-name="P3">// Struct Definition (Think blueprint)</text:p><text:p text:style-name="P3">struct StudentRecord</text:p><text:p text:style-name="P3">{</text:p><text:p text:style-name="P3"><text:s text:c="4"/>// Member Variables</text:p><text:p text:style-name="P3"><text:s text:c="4"/>int studentID;</text:p><text:p text:style-name="P3"><text:s text:c="4"/>string firstName;</text:p><text:p text:style-name="P3"><text:s text:c="4"/>string lastName;</text:p><text:p text:style-name="P3"><text:s text:c="4"/>double gpa;</text:p><text:p text:style-name="P3">}; <text:s/>// the semicolon is required</text:p></draw:text-box></draw:frame></text:p>
      <text:p text:style-name="P8"><draw:frame draw:style-name="fr1" draw:name="Frame2" text:anchor-type="paragraph" svg:width="7in" draw:z-index="1"><draw:text-box fo:min-height="2in"><text:p text:style-name="P6">int main()</text:p><text:p text:style-name="P2">{</text:p><text:p text:style-name="P2"><text:s text:c="4"/>// Variable Declaration (or more accurately object declaration)</text:p><text:p text:style-name="P2"><text:s text:c="4"/>//</text:p><text:p text:style-name="P2"><text:s text:c="4"/>// Like "string", "StudentRecord" is an abstract data type,</text:p><text:p text:style-name="P2"><text:s text:c="4"/>// and so we must create an instance of it when we want to use one.</text:p><text:p text:style-name="P2"><text:s text:c="4"/>// Here, "StudentRecord" is our abstract data type, and "student" is</text:p><text:p text:style-name="P2"><text:s text:c="4"/>// the name of our newly created object. </text:p><text:p text:style-name="P2"><text:s text:c="4"/>//</text:p><text:p text:style-name="P2"><text:s text:c="4"/>// An object is <text:s/>similar to a variable, but while a variable contains</text:p><text:p text:style-name="P2"><text:s text:c="4"/>// only a single piece of data, an object is comprised of multiple </text:p><text:p text:style-name="P2"><text:s text:c="4"/>// pieces of data with often different data types (later you will learn</text:p><text:p text:style-name="P2"><text:s text:c="4"/>// structures also can contain functions).</text:p><text:p text:style-name="P2"/><text:p text:style-name="P2"><text:s text:c="4"/>StudentRecord student;</text:p><text:p text:style-name="P2"/><text:p text:style-name="P2"><text:s text:c="4"/>// Accessing an Object's Members</text:p><text:p text:style-name="P2"><text:s text:c="4"/>//</text:p><text:p text:style-name="P2"><text:s text:c="4"/>// We use the dot operator (.) to access member variables. </text:p><text:p text:style-name="P2"><text:s text:c="4"/>// syntax : objectName.memberName</text:p><text:p text:style-name="P2"/><text:p text:style-name="P2"><text:s text:c="4"/>student.studentID = 12321;</text:p><text:p text:style-name="P2"><text:s text:c="4"/>student.firstName = "John";</text:p><text:p text:style-name="P2"><text:s text:c="4"/>student.lastName = "Snow";</text:p><text:p text:style-name="P2"><text:s text:c="4"/>student.gpa = 3.76;</text:p><text:p text:style-name="P2"/><text:p text:style-name="P2"><text:s text:c="4"/>cout &lt;&lt; student.studentID &lt;&lt; endl</text:p><text:p text:style-name="P2"><text:s text:c="9"/>&lt;&lt; student.firstName &lt;&lt; endl</text:p><text:p text:style-name="P2"><text:s text:c="9"/>&lt;&lt; student.lastName &lt;&lt; endl</text:p><text:p text:style-name="P2"><text:s text:c="9"/>&lt;&lt; student.gpa &lt;&lt; endl;</text:p><text:p text:style-name="P2"/><text:p text:style-name="P2"><text:s text:c="4"/>return 0;</text:p><text:p text:style-name="P2">}</text:p></draw:text-box></draw:frame><text:tab/><text:tab/> <text:s/></text:p>
      <text:p text:style-name="Standard"/>
      <text:p text:style-name="Standard"/>
      <text:p text:style-name="P7">Initializing a Struct</text:p>
      <text:p text:style-name="Standard"/>
      <text:p text:style-name="Standard">Declaring and Assigning at the same time</text:p>
      <text:p text:style-name="Standard"><draw:frame draw:style-name="fr1" draw:name="Frame3" text:anchor-type="paragraph" svg:width="7in" draw:z-index="2"><draw:text-box fo:min-height="2in"><text:p text:style-name="P3">#include &lt;iostream&gt;</text:p><text:p text:style-name="P3">using namespace std;</text:p><text:p text:style-name="P3"/><text:p text:style-name="P3">// Struct Definition</text:p><text:p text:style-name="P3">struct Time</text:p><text:p text:style-name="P3">{</text:p><text:p text:style-name="P3"><text:s text:c="4"/>int hour;</text:p><text:p text:style-name="P3"><text:s text:c="4"/>int minutes;</text:p><text:p text:style-name="P3"><text:s text:c="4"/>int seconds;</text:p><text:p text:style-name="P3">};</text:p><text:p text:style-name="P3"/><text:p text:style-name="P3">int main()</text:p><text:p text:style-name="P3">{</text:p><text:p text:style-name="P3"><text:s text:c="4"/>// Struct Object Initialization</text:p><text:p text:style-name="P3"><text:s text:c="4"/>Time myTime = {12, 32, 45};</text:p><text:p text:style-name="P3"><text:s text:c="4"/>cout &lt;&lt; myTime.hour &lt;&lt; ":" &lt;&lt; myTime.minutes &lt;&lt; ":" &lt;&lt; myTime.seconds;</text:p><text:p text:style-name="P3">}</text:p></draw:text-box></draw:frame></text:p>
      <text:p text:style-name="Standard"><text:tab/><text:tab/> <text:s/></text:p>
      <text:p text:style-name="Standard"/>
      <text:p text:style-name="Standard"/>
      <text:p text:style-name="P7">Structs Example 1</text:p>
      <text:p text:style-name="Standard"/>
      <text:p text:style-name="Standard"><draw:frame draw:style-name="fr1" draw:name="Frame4" text:anchor-type="paragraph" svg:width="7in" draw:z-index="3"><draw:text-box fo:min-height="2in"><text:p text:style-name="P3">#include &lt;iostream&gt;</text:p><text:p text:style-name="P3">using namespace std;</text:p><text:p text:style-name="P3"/><text:p text:style-name="P3">// Struct Definition</text:p><text:p text:style-name="P3">struct Time</text:p><text:p text:style-name="P3">{</text:p><text:p text:style-name="P3"><text:s text:c="4"/>int hour;</text:p><text:p text:style-name="P3"><text:s text:c="4"/>int minutes;</text:p><text:p text:style-name="P3"><text:s text:c="4"/>int seconds;</text:p><text:p text:style-name="P3">};</text:p><text:p text:style-name="P3"/><text:p text:style-name="P3">int main()</text:p><text:p text:style-name="P3">{</text:p><text:p text:style-name="P3"><text:s text:c="4"/>// Struct Object Declaration</text:p><text:p text:style-name="P3"><text:s text:c="4"/>Time start_time;</text:p><text:p text:style-name="P3"><text:s text:c="4"/>Time end_time;</text:p><text:p text:style-name="P3"/><text:p text:style-name="P3"><text:s text:c="4"/>// Struct Object Assignment of values</text:p><text:p text:style-name="P3"><text:s text:c="4"/>cout &lt;&lt; "What is the start time (H M S)?" &lt;&lt; endl;</text:p><text:p text:style-name="P3"><text:s text:c="4"/>cin &gt;&gt; start_time.hour;</text:p><text:p text:style-name="P3"><text:s text:c="4"/>cin &gt;&gt; start_time.minutes;</text:p><text:p text:style-name="P3"><text:s text:c="4"/>cin &gt;&gt; start_time.seconds;</text:p><text:p text:style-name="P3"/><text:p text:style-name="P3"><text:s text:c="4"/>// Struct Object Assignment of values</text:p><text:p text:style-name="P3"><text:s text:c="4"/>cout &lt;&lt; "What is the end time (H M S)?" &lt;&lt; endl;</text:p><text:p text:style-name="P3"><text:s text:c="4"/>cin &gt;&gt; end_time.hour;</text:p><text:p text:style-name="P3"><text:s text:c="4"/>cin &gt;&gt; end_time.minutes;</text:p><text:p text:style-name="P3"><text:s text:c="4"/>cin &gt;&gt; end_time.seconds;</text:p><text:p text:style-name="P3"/><text:p text:style-name="P3"><text:s text:c="4"/>cout &lt;&lt; "\nStart: " &lt;&lt; start_time.hour &lt;&lt; ":" &lt;&lt; start_time.minutes</text:p><text:p text:style-name="P3"><text:s text:c="9"/>&lt;&lt; "." &lt;&lt; start_time.seconds &lt;&lt; endl;</text:p><text:p text:style-name="P3"><text:s text:c="4"/>cout &lt;&lt; "End <text:s/>: " &lt;&lt; end_time.hour &lt;&lt; ":" &lt;&lt; end_time.minutes &lt;&lt; "."</text:p><text:p text:style-name="P3"><text:s text:c="9"/>&lt;&lt; end_time.seconds;</text:p><text:p text:style-name="P3"><text:s text:c="4"/>return 0;</text:p><text:p text:style-name="P3">}</text:p></draw:text-box></draw:frame></text:p>
      <text:p text:style-name="Standard"/>
      <text:p text:style-name="Standard"/>
      <text:p text:style-name="P7">Arrays of <text:span text:style-name="T3">Structs</text:span></text:p>
      <text:p text:style-name="Standard"/>
      <text:p text:style-name="Standard"><draw:frame draw:style-name="fr1" draw:name="Frame5" text:anchor-type="paragraph" svg:width="7in" draw:z-index="4"><draw:text-box fo:min-height="2in"><text:p text:style-name="P3">#include &lt;iostream&gt;</text:p><text:p text:style-name="P3">using namespace std;</text:p><text:p text:style-name="P3"/><text:p text:style-name="P3">// Struct Definition</text:p><text:p text:style-name="P3">struct StudentRecord</text:p><text:p text:style-name="P3">{</text:p><text:p text:style-name="P3"><text:s text:c="3"/>// Members</text:p><text:p text:style-name="P3"><text:s text:c="3"/>int studentID;</text:p><text:p text:style-name="P3"><text:s text:c="3"/>string firstName;</text:p><text:p text:style-name="P3"><text:s text:c="3"/>string lastName;</text:p><text:p text:style-name="P3"><text:s text:c="3"/>double gpa;</text:p><text:p text:style-name="P3">};</text:p><text:p text:style-name="P3"/><text:p text:style-name="P3"/><text:p text:style-name="P3">int main()</text:p><text:p text:style-name="P3">{</text:p><text:p text:style-name="P3"><text:s text:c="4"/>// Array of Objects Declaration</text:p><text:p text:style-name="P3"><text:s text:c="4"/>StudentRecord student [10000];</text:p><text:p text:style-name="P3"/><text:p text:style-name="P3"><text:s text:c="4"/>// Accessing members of an element in an array of structs</text:p><text:p text:style-name="P3"><text:s text:c="4"/>student[0].firstName = "Cersei";</text:p><text:p text:style-name="P3"><text:s text:c="4"/>student[0].lastName = "Lannister";</text:p><text:p text:style-name="P3"><text:s text:c="4"/>student[0].studentID = 543345;</text:p><text:p text:style-name="P3"><text:s text:c="4"/>student[0].gpa = 3.9;</text:p><text:p text:style-name="P3"/><text:p text:style-name="P3"><text:s text:c="4"/>cout &lt;&lt; student[0].studentID &lt;&lt; endl</text:p><text:p text:style-name="P3"><text:s text:c="9"/>&lt;&lt; student[0].firstName &lt;&lt; endl</text:p><text:p text:style-name="P3"><text:s text:c="9"/>&lt;&lt; student[0].lastName &lt;&lt; endl</text:p><text:p text:style-name="P3"><text:s text:c="9"/>&lt;&lt; student[0].gpa &lt;&lt; endl;</text:p><text:p text:style-name="P3"/><text:p text:style-name="P3"><text:s/>return 0;</text:p><text:p text:style-name="P3">}</text:p></draw:text-box></draw:frame></text:p>
      <text:p text:style-name="Standard"/>
      <text:p text:style-name="Standard"/>
      <text:p text:style-name="P7">Structs With Member Arrays</text:p>
      <text:p text:style-name="Standard"/>
      <text:p text:style-name="Standard"><draw:frame draw:style-name="fr1" draw:name="Frame6" text:anchor-type="paragraph" svg:width="7in" draw:z-index="5"><draw:text-box fo:min-height="2in"><text:p text:style-name="P3">#include &lt;iostream&gt;</text:p><text:p text:style-name="P3">using namespace std;</text:p><text:p text:style-name="P3"/><text:p text:style-name="P3">// Struct Definition</text:p><text:p text:style-name="P3">struct StudentRecord</text:p><text:p text:style-name="P3">{</text:p><text:p text:style-name="P3"><text:s text:c="3"/>// Members</text:p><text:p text:style-name="P3"><text:s text:c="3"/>string firstName;</text:p><text:p text:style-name="P3"><text:s text:c="3"/>string lastName;</text:p><text:p text:style-name="P3"><text:s text:c="3"/>int testGrades[4]; // We can have members that are arrays</text:p><text:p text:style-name="P3">};</text:p><text:p text:style-name="P3"/><text:p text:style-name="P3"/><text:p text:style-name="P3">int main()</text:p><text:p text:style-name="P3">{</text:p><text:p text:style-name="P3"><text:s text:c="4"/>// Array of Objects Declaration</text:p><text:p text:style-name="P3"><text:s text:c="4"/>StudentRecord student [10000];</text:p><text:p text:style-name="P3"/><text:p text:style-name="P3"><text:s text:c="4"/>cout &lt;&lt; "Enter student's first name" &lt;&lt; endl;</text:p><text:p text:style-name="P3"><text:s text:c="4"/>cin &gt;&gt; student[0].firstName;</text:p><text:p text:style-name="P3"/><text:p text:style-name="P3"><text:s text:c="4"/>cout &lt;&lt; "Enter student's last name" &lt;&lt; endl;</text:p><text:p text:style-name="P3"><text:s text:c="4"/>cin &gt;&gt; student[0].lastName;</text:p><text:p text:style-name="P3"/><text:p text:style-name="P3"><text:s text:c="4"/>cout &lt;&lt; "Enter the student's 4 test grades" &lt;&lt; endl;</text:p><text:p text:style-name="P3"/><text:p text:style-name="P3"><text:s text:c="4"/>// Here we use a FOR loop to get each grade for student "0".</text:p><text:p text:style-name="P3"><text:s text:c="4"/>// Note that this will only fill the array for student "0".</text:p><text:p text:style-name="P3"><text:s text:c="4"/>for(int i = 0; i &lt; 4; i++)</text:p><text:p text:style-name="P3"><text:s text:c="4"/>{</text:p><text:p text:style-name="P3"><text:s text:c="8"/>cin &gt;&gt; student[0].testGrades[i]; </text:p><text:p text:style-name="P3"><text:s text:c="4"/>} <text:s text:c="2"/></text:p><text:p text:style-name="P3"/><text:p text:style-name="P3"/><text:p text:style-name="P3"><text:s text:c="4"/>return 0;</text:p><text:p text:style-name="P3">}</text:p><text:p text:style-name="P3"/><text:p text:style-name="P3">// Note that this code only assigns values to 1 of the 10000 StudentRecord</text:p><text:p text:style-name="P3">// array elements that we created. To fill the other values, we would have to </text:p><text:p text:style-name="P3">// use an outer loop around the given FOR loop to repeat this code for the </text:p><text:p text:style-name="P3">// other students.</text:p></draw:text-box></draw:frame></text:p>
      <text:p text:style-name="Standard"/>
      <text:p text:style-name="Standard"/>
      <text:p text:style-name="P7">Structs Example 2</text:p>
      <text:p text:style-name="Standard"/>
      <text:p text:style-name="Standard"><draw:frame draw:style-name="fr1" draw:name="Frame7" text:anchor-type="paragraph" svg:width="7in" draw:z-index="6"><draw:text-box fo:min-height="2in"><text:p text:style-name="P3">// Reads in students from user (keyboard) into an array</text:p><text:p text:style-name="P3">// of structs and outputs them to a file.</text:p><text:p text:style-name="P3"/><text:p text:style-name="P3">#include &lt;iostream&gt;</text:p><text:p text:style-name="P3">#include &lt;fstream&gt;</text:p><text:p text:style-name="P3">using namespace std;</text:p><text:p text:style-name="P3"/><text:p text:style-name="P3">// Struct Definition</text:p><text:p text:style-name="P3">struct StudentRecord</text:p><text:p text:style-name="P3">{</text:p><text:p text:style-name="P3"><text:s text:c="3"/>int studentID;</text:p><text:p text:style-name="P3"><text:s text:c="3"/>string firstName;</text:p><text:p text:style-name="P3"><text:s text:c="3"/>string lastName;</text:p><text:p text:style-name="P3"><text:s text:c="3"/>double gpa;</text:p><text:p text:style-name="P3">};</text:p><text:p text:style-name="P3"/><text:p text:style-name="P3"/><text:p text:style-name="P3">int main()</text:p><text:p text:style-name="P3">{</text:p><text:p text:style-name="P3"><text:s text:c="4"/>// Variable Array Declaration</text:p><text:p text:style-name="P3"><text:s text:c="4"/>StudentRecord student [1000];</text:p><text:p text:style-name="P3"><text:s text:c="4"/>int count;</text:p><text:p text:style-name="P3"><text:s text:c="4"/>char userChoice;</text:p><text:p text:style-name="P3"/><text:p text:style-name="P3"><text:s text:c="4"/>ofstream fout;</text:p><text:p text:style-name="P3"><text:s text:c="4"/>// We can set our ofstream to append to the end of the file so we do not</text:p><text:p text:style-name="P3"><text:s text:c="4"/>// lose previously entered data by using std::ofstream::app as demonstrated.</text:p><text:p text:style-name="P3"><text:s text:c="4"/>// This is just for your knowledge and will not be tested over.</text:p><text:p text:style-name="P3"><text:s text:c="4"/>fout.open("StudentData.txt", std::ofstream::app);</text:p><text:p text:style-name="P3"/><text:p text:style-name="P3"><text:s text:c="4"/>count = 0;</text:p><text:p text:style-name="P3"><text:s text:c="3"/>//<text:span text:style-name="T3">continues on next page</text:span></text:p></draw:text-box></draw:frame></text:p>
      <text:p text:style-name="Standard"/>
      <text:p text:style-name="P1"><text:s text:c="3"/></text:p>
      <text:p text:style-name="P5"><draw:frame draw:style-name="fr1" draw:name="Frame8" text:anchor-type="paragraph" svg:width="7in" draw:z-index="7"><draw:text-box fo:min-height="2in"><text:p text:style-name="P5">// <text:span text:style-name="T3">Example 2 continued</text:span></text:p><text:p text:style-name="P1">// Take student info from user and put it into the array of Structs.</text:p><text:p text:style-name="P1"><text:s text:c="4"/>do</text:p><text:p text:style-name="P1"><text:s text:c="4"/>{</text:p><text:p text:style-name="P1"><text:s text:c="8"/>cout &lt;&lt; "Enter Student ID: ";</text:p><text:p text:style-name="P1"><text:s text:c="8"/>cin &gt;&gt; student[count].studentID;</text:p><text:p text:style-name="P1"/><text:p text:style-name="P1"><text:s text:c="8"/>cout &lt;&lt; "Enter Student's First Name: ";</text:p><text:p text:style-name="P1"><text:s text:c="8"/>cin &gt;&gt; student[count].firstName;</text:p><text:p text:style-name="P1"/><text:p text:style-name="P1"><text:s text:c="8"/>cout &lt;&lt; "Enter Student's Last Name: ";</text:p><text:p text:style-name="P1"><text:s text:c="8"/>cin &gt;&gt; student[count].lastName;</text:p><text:p text:style-name="P1"/><text:p text:style-name="P1"><text:s text:c="8"/>cout &lt;&lt; "Enter Student's GPA: ";</text:p><text:p text:style-name="P1"><text:s text:c="8"/>cin &gt;&gt; student[count].gpa;</text:p><text:p text:style-name="P1"/><text:p text:style-name="P1"><text:s text:c="8"/>cout &lt;&lt; "Are you finished? (Y or y)" &lt;&lt; endl;</text:p><text:p text:style-name="P1"><text:s text:c="8"/>cin &gt;&gt; userChoice;</text:p><text:p text:style-name="P1"><text:s text:c="8"/>cout &lt;&lt; endl;</text:p><text:p text:style-name="P1"/><text:p text:style-name="P1"><text:s text:c="8"/>count++;</text:p><text:p text:style-name="P1"><text:s text:c="4"/>}</text:p><text:p text:style-name="P1"><text:s text:c="4"/>while(userChoice != 'Y' &amp;&amp; userChoice != 'y');</text:p><text:p text:style-name="P1"/><text:p text:style-name="P1"/><text:p text:style-name="P1"><text:s text:c="4"/>for(int i=0; i&lt;count; i++)</text:p><text:p text:style-name="P1"><text:s text:c="4"/>{</text:p><text:p text:style-name="P1"><text:s text:c="8"/>fout &lt;&lt; student[i].studentID &lt;&lt; " " &lt;&lt; student[i].firstName</text:p><text:p text:style-name="P1"><text:s text:c="13"/>&lt;&lt; " " &lt;&lt; student[i].lastName &lt;&lt; " " &lt;&lt; student[i].gpa</text:p><text:p text:style-name="P1"><text:s text:c="13"/>&lt;&lt; endl;</text:p><text:p text:style-name="P1"><text:s text:c="4"/>}</text:p><text:p text:style-name="P1"/><text:p text:style-name="P1"><text:s text:c="4"/>fout.close();</text:p><text:p text:style-name="P1"/><text:p text:style-name="P1"><text:s text:c="4"/>return 0;</text:p><text:p text:style-name="P1">}</text:p></draw:text-box></draw:frame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9T11:14:36.413341232</meta:creation-date>
    <dc:date>2020-10-16T15:03:03.529040603</dc:date>
    <meta:editing-duration>PT10M42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8" meta:paragraph-count="206" meta:word-count="852" meta:character-count="5719" meta:non-whitespace-character-count="4424"/>
  </office:meta>
</office:document-meta>
</file>